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ionPoint.Injection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jectionPoint.getMetho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ionPoint.getAnnotated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ionPoint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ionPoint.InjectionPoint(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jectionPoint.getMe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ionPoint.getAnnot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jectionPoint.InjectionPoint( InjectionPoint origin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jectionPoint.InjectionPoint( MethodParameter method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jectionPoint.getDeclared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ionPoint.getAnnotation( Class &lt; A &gt; annota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jectionPoint.equals( @ Nullable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jectionPoin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ionPoint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ionPoint.obtainMetho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